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7296" calcext:value-type="float">
            <text:p>89.6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908" calcext:value-type="float">
            <text:p>87.8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2472" calcext:value-type="float">
            <text:p>97.5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6064" calcext:value-type="float">
            <text:p>101.0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88" calcext:value-type="float">
            <text:p>97.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1536" calcext:value-type="float">
            <text:p>93.0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8032" calcext:value-type="float">
            <text:p>88.6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56" calcext:value-type="float">
            <text:p>94.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8968" calcext:value-type="float">
            <text:p>93.0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200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200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9056" calcext:value-type="float">
            <text:p>73.2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200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8112" calcext:value-type="float">
            <text:p>74.0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7696" calcext:value-type="float">
            <text:p>73.7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199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556" calcext:value-type="float">
            <text:p>71.1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1996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199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199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924" calcext:value-type="float">
            <text:p>70.1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199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108" calcext:value-type="float">
            <text:p>69.6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199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199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7824" calcext:value-type="float">
            <text:p>69.4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198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198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9392" calcext:value-type="float">
            <text:p>69.0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1987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3776" calcext:value-type="float">
            <text:p>69.0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1601</text:p>
          </table:table-cell>
          <table:table-cell office:value-type="string" calcext:value-type="string">
            <text:p>Western Land and Development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62" calcext:value-type="float">
            <text:p>68.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